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709651439148904299" text:style-name="L1">
        <text:list-item>
          <text:p text:style-name="P1">Introduction:</text:p>
        </text:list-item>
        <text:list-item>
          <text:p text:style-name="P1">Purpose:</text:p>
          <text:list>
            <text:list-item>
              <text:p text:style-name="P1">Why Reverse Engineering?</text:p>
            </text:list-item>
            <text:list-item>
              <text:p text:style-name="P1">Why these tools?</text:p>
            </text:list-item>
          </text:list>
        </text:list-item>
        <text:list-item>
          <text:p text:style-name="P1">IDA Overview</text:p>
          <text:list>
            <text:list-item>
              <text:p text:style-name="P1">disassemble file</text:p>
            </text:list-item>
            <text:list-item>
              <text:p text:style-name="P1">graph vs text disassembly view</text:p>
            </text:list-item>
            <text:list-item>
              <text:p text:style-name="P1">functions</text:p>
            </text:list-item>
            <text:list-item>
              <text:p text:style-name="P1">strings</text:p>
            </text:list-item>
            <text:list-item>
              <text:p text:style-name="P1">clicking on addresses</text:p>
            </text:list-item>
            <text:list-item>
              <text:p text:style-name="P1">finding references to address and function calls</text:p>
            </text:list-item>
          </text:list>
        </text:list-item>
        <text:list-item>
          <text:p text:style-name="P1">gdb-peda Overview</text:p>
          <text:list>
            <text:list-item>
              <text:p text:style-name="P1">telescope</text:p>
            </text:list-item>
            <text:list-item>
              <text:p text:style-name="P1">checksec</text:p>
            </text:list-item>
            <text:list-item>
              <text:p text:style-name="P1">break</text:p>
            </text:list-item>
            <text:list-item>
              <text:p text:style-name="P1">step, continue, run</text:p>
            </text:list-item>
          </text:list>
        </text:list-item>
        <text:list-item>
          <text:p text:style-name="P1">practical exercise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42M47S</meta:editing-duration>
    <meta:editing-cycles>4</meta:editing-cycles>
    <meta:generator>OpenOffice/4.0.0$Win32 OpenOffice.org_project/400m3$Build-9702</meta:generator>
    <dc:date>2015-05-02T15:50:15.86</dc:date>
    <meta:document-statistic meta:table-count="0" meta:image-count="0" meta:object-count="0" meta:page-count="1" meta:paragraph-count="17" meta:word-count="56" meta:character-count="297"/>
    <meta:user-defined meta:name="Info 1"/>
    <meta:user-defined meta:name="Info 2"/>
    <meta:user-defined meta:name="Info 3"/>
    <meta:user-defined meta:name="Info 4"/>
  </office:meta>
</office:document-meta>
</file>